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8000004B9E02607AC.png"/>
  <manifest:file-entry manifest:media-type="image/png" manifest:full-path="Pictures/100002010000030000000400CF50FD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4.00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5.628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auto-grow-height="true" draw:auto-grow-width="true" fo:min-height="1.889cm" fo:min-width="2.258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6.91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3.48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4.003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4.30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auto-grow-height="true" draw:auto-grow-width="true" fo:min-height="1.889cm" fo:min-width="1.84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889cm" fo:min-width="3.48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2.056cm" fo:min-width="4.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cm" svg:height="18.999cm" svg:x="1.7cm" svg:y="0.701cm">
          <draw:image xlink:href="Pictures/1000020100000348000004B9E02607AC.png" xlink:type="simple" xlink:show="embed" xlink:actuate="onLoad">
            <text:p/>
          </draw:image>
        </draw:frame>
        <draw:frame draw:style-name="gr2" draw:text-style-name="P3" draw:layer="layout" svg:width="4.503cm" svg:height="2.139cm" svg:x="16.338cm" svg:y="2.293cm">
          <draw:text-box>
            <text:p text:style-name="P2"><text:span text:style-name="T1">Planung:</text:span></text:p>
            <text:p text:style-name="P2"><text:span text:style-name="T1">Start/Ende</text:span></text:p>
          </draw:text-box>
        </draw:frame>
        <draw:line draw:style-name="gr3" draw:text-style-name="P4" draw:layer="layout" svg:x1="16.3cm" svg:y1="2.8cm" svg:x2="11.6cm" svg:y2="4.1cm">
          <text:p/>
        </draw:line>
        <draw:frame draw:style-name="gr4" draw:text-style-name="P3" draw:layer="layout" svg:width="6.128cm" svg:height="2.139cm" svg:x="16.238cm" svg:y="5.593cm">
          <draw:text-box>
            <text:p text:style-name="P2"><text:span text:style-name="T1">Vorrat</text:span></text:p>
            <text:p text:style-name="P2"><text:span text:style-name="T1">Beschaffungen</text:span></text:p>
          </draw:text-box>
        </draw:frame>
        <draw:frame draw:style-name="gr5" draw:text-style-name="P3" draw:layer="layout" svg:width="2.758cm" svg:height="2.139cm" svg:x="7.157cm" svg:y="13.393cm">
          <draw:text-box>
            <text:p text:style-name="P2"><text:span text:style-name="T1">Medi-</text:span></text:p>
            <text:p text:style-name="P2"><text:span text:style-name="T1">Daten</text:span></text:p>
          </draw:text-box>
        </draw:frame>
        <draw:frame draw:style-name="gr6" draw:text-style-name="P3" draw:layer="layout" svg:width="7.415cm" svg:height="2.139cm" svg:x="15.316cm" svg:y="13.093cm">
          <draw:text-box>
            <text:p text:style-name="P2"><text:span text:style-name="T1">tippen = Erfassen</text:span></text:p>
            <text:p text:style-name="P2"><text:span text:style-name="T1">Bestand, Kontrolle</text:span></text:p>
          </draw:text-box>
        </draw:frame>
        <draw:frame draw:style-name="gr7" draw:text-style-name="P3" draw:layer="layout" svg:width="3.986cm" svg:height="2.139cm" svg:x="16.214cm" svg:y="9.6cm">
          <draw:text-box>
            <text:p text:style-name="P2"><text:span text:style-name="T1">tippen =</text:span></text:p>
            <text:p text:style-name="P2"><text:span text:style-name="T1">Mutation </text:span></text:p>
          </draw:text-box>
        </draw:frame>
        <draw:line draw:style-name="gr8" draw:text-style-name="P4" draw:layer="layout" svg:x1="13cm" svg:y1="13.3cm" svg:x2="15.1cm" svg:y2="14cm">
          <text:p/>
        </draw:line>
        <draw:line draw:style-name="gr9" draw:text-style-name="P4" draw:layer="layout" svg:x1="16.3cm" svg:y1="10.3cm" svg:x2="5.4cm" svg:y2="11.5cm">
          <text:p/>
        </draw:line>
        <draw:custom-shape draw:style-name="gr10" draw:text-style-name="P4" draw:layer="layout" svg:width="0.6cm" svg:height="5.3cm" svg:x="15.316cm" svg:y="3.993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6cm" svg:height="3.906cm" svg:x="6.416cm" svg:y="12.49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249cm" svg:height="18.999cm" svg:x="2.2cm" svg:y="1.001cm">
          <draw:image xlink:href="Pictures/100002010000030000000400CF50FD01.png" xlink:type="simple" xlink:show="embed" xlink:actuate="onLoad">
            <text:p/>
          </draw:image>
        </draw:frame>
        <draw:frame draw:style-name="gr12" draw:text-style-name="P3" draw:layer="layout" svg:width="4.503cm" svg:height="2.139cm" svg:x="17.338cm" svg:y="2.293cm">
          <draw:text-box>
            <text:p text:style-name="P2"><text:span text:style-name="T1">Planning:</text:span></text:p>
            <text:p text:style-name="P2"><text:span text:style-name="T1">Start/End</text:span></text:p>
          </draw:text-box>
        </draw:frame>
        <draw:line draw:style-name="gr13" draw:text-style-name="P4" draw:layer="layout" svg:x1="17.3cm" svg:y1="3.2cm" svg:x2="12.9cm" svg:y2="3.3cm">
          <text:p/>
        </draw:line>
        <draw:frame draw:style-name="gr14" draw:text-style-name="P3" draw:layer="layout" svg:width="4.805cm" svg:height="2.139cm" svg:x="17.395cm" svg:y="6.9cm">
          <draw:text-box>
            <text:p text:style-name="P2"><text:span text:style-name="T1">Stock</text:span></text:p>
            <text:p text:style-name="P2"><text:span text:style-name="T1">Purchases</text:span></text:p>
          </draw:text-box>
        </draw:frame>
        <draw:frame draw:style-name="gr15" draw:text-style-name="P3" draw:layer="layout" svg:width="2.343cm" svg:height="2.139cm" svg:x="8.157cm" svg:y="14.893cm">
          <draw:text-box>
            <text:p text:style-name="P2"><text:span text:style-name="T1">Drug</text:span></text:p>
            <text:p text:style-name="P2"><text:span text:style-name="T1">Data</text:span></text:p>
          </draw:text-box>
        </draw:frame>
        <draw:frame draw:style-name="gr16" draw:text-style-name="P3" draw:layer="layout" svg:width="3.986cm" svg:height="2.139cm" svg:x="17.539cm" svg:y="10.538cm">
          <draw:text-box>
            <text:p text:style-name="P2"><text:span text:style-name="T1">touch =</text:span></text:p>
            <text:p text:style-name="P2"><text:span text:style-name="T1">change </text:span></text:p>
          </draw:text-box>
        </draw:frame>
        <draw:line draw:style-name="gr17" draw:text-style-name="P4" draw:layer="layout" svg:x1="17.5cm" svg:y1="11.5cm" svg:x2="6.2cm" svg:y2="12cm">
          <text:p/>
        </draw:line>
        <draw:custom-shape draw:style-name="gr18" draw:text-style-name="P4" draw:layer="layout" svg:width="0.6cm" svg:height="5.3cm" svg:x="16.416cm" svg:y="4.893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4" draw:layer="layout" svg:width="0.6cm" svg:height="4.606cm" svg:x="7.516cm" svg:y="13.29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6" draw:layer="layout" svg:width="4.8cm" svg:height="2.306cm" svg:x="17.5cm" svg:y="14.8cm">
          <draw:text-box>
            <text:p text:style-name="P5"><text:span text:style-name="T1">stock level,</text:span></text:p>
            <text:p text:style-name="P5"><text:span text:style-name="T1">check</text:span></text:p>
          </draw:text-box>
        </draw:frame>
        <draw:line draw:style-name="gr21" draw:text-style-name="P4" draw:layer="layout" svg:x1="14.7cm" svg:y1="15.5cm" svg:x2="17.5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uli Anderegg</meta:initial-creator>
    <meta:creation-date>2017-07-12T21:49:12.14</meta:creation-date>
    <dc:date>2018-05-23T11:48:42.58</dc:date>
    <dc:creator>Hansuli Anderegg</dc:creator>
    <meta:editing-duration>P1DT13H1M29S</meta:editing-duration>
    <meta:editing-cycles>39</meta:editing-cycles>
    <meta:generator>OpenOffice/4.1.5$Win32 OpenOffice.org_project/415m1$Build-9789</meta:generator>
    <meta:printed-by>Hansuli Anderegg</meta:printed-by>
    <meta:print-date>2017-07-12T22:12:43.16</meta:print-date>
    <meta:document-statistic meta:object-count="22"/>
  </office:meta>
</office:document-meta>
</file>